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9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0" style:family="paragraph" style:parent-style-name="Standard">
      <style:text-properties fo:color="#000000" style:font-name="Arial1" fo:font-size="11pt" style:font-size-asian="11pt" style:font-size-complex="11pt"/>
    </style:style>
    <style:style style:name="P11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Texte_20_de_20_saisie">
      <style:text-properties style:font-name="Arial1" fo:font-size="11pt" style:font-size-asian="11pt" style:font-size-complex="11pt"/>
    </style:style>
    <style:style style:name="P16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7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8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0" style:family="paragraph" style:parent-style-name="Text_20_body">
      <style:paragraph-properties fo:margin-top="0cm" fo:margin-bottom="0.499cm" loext:contextual-spacing="false" fo:text-align="justify" style:justify-single-word="false"/>
      <style:text-properties style:font-name="Arial1" fo:font-size="11pt" style:font-size-asian="11pt" style:font-size-complex="11pt"/>
    </style:style>
    <style:style style:name="P21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2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11pt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style:font-name-asian="Times New Roman" style:font-name-complex="Arial1"/>
    </style:style>
    <style:style style:name="T5" style:family="text">
      <style:text-properties fo:color="#000000" fo:language="zxx" fo:country="none" style:language-asian="zxx" style:country-asian="none"/>
    </style:style>
    <style:style style:name="T6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7" style:family="text">
      <style:text-properties fo:text-transform="lowercase"/>
    </style:style>
    <style:style style:name="T8" style:family="text">
      <style:text-properties fo:text-transform="capitalize"/>
    </style:style>
    <style:style style:name="T9" style:family="text">
      <style:text-properties style:font-name="Arial1" fo:font-size="11pt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decisionprecedente_impressiondecision"/>
        <text:user-field-decl office:value-type="string" office:string-value="" text:name="passagecommissionep_impressionconvocation"/>
        <text:user-field-decl office:value-type="string" office:string-value="" text:name="commissionep_ep_adressemail"/>
        <text:user-field-decl office:value-type="string" office:string-value="" text:name="passagecommissionep_impressiondecision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2"/>
            </table:table-cell>
            <table:table-cell table:style-name="Tableau1.B1" office:value-type="string">
              <text:p text:style-name="P13"/>
            </table:table-cell>
          </table:table-row>
          <table:table-row table:style-name="Tableau1.2">
            <table:table-cell table:style-name="Tableau1.A1" office:value-type="string">
              <text:p text:style-name="P21"/>
            </table:table-cell>
            <table:table-cell table:style-name="Tableau1.B1" office:value-type="string">
              <text:p text:style-name="P14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7">Réf.:<text:span text:style-name="T6"> DPAS/SIS/BADA/SUSPENSION/</text:span><text:span text:style-name="T6"><text:date style:data-style-name="N106" text:date-value="2015-04-08T15:45:52.988999825">2015</text:date></text:span></text:p>
              <text:p text:style-name="P7"><text:span text:style-name="T5"><text:s text:c="9"/>Matricule CAF : </text:span><text:span text:style-name="T5"><text:user-field-get text:name="dossier_matricule"/></text:span></text:p>
              <text:p text:style-name="P7"><text:text-input text:description="">Affaire suivie par : </text:text-input> <text:span text:style-name="T8"><text:user-field-get text:name="user_prenom">user_prenom</text:user-field-get></text:span> <text:bookmark-start text:name="Texte71"/><text:span text:style-name="T8"><text:user-field-get text:name="user_nom">user_nom</text:user-field-get></text:span><text:bookmark-end text:name="Texte71"/> </text:p>
              <text:p text:style-name="P7"><text:text-input text:description="">Tél. : </text:text-input> <text:user-field-get text:name="user_numtel">user_numtel</text:user-field-get></text:p>
              <text:p text:style-name="P8"/>
              <text:p text:style-name="P8"/>
              <text:p text:style-name="P8"/>
              <text:p text:style-name="P8"/>
              <text:p text:style-name="P3">Bobigny, le <text:date style:data-style-name="N36" text:date-value="2015-04-08T15:45:52.988999825">08/04/2015</text:date></text:p>
            </table:table-cell>
            <table:table-cell table:style-name="Tableau1.B3" office:value-type="string">
              <text:p text:style-name="P9"><text:user-field-get text:name="adresse_numvoie"/> <text:span text:style-name="T8"><text:user-field-get text:name="adresse_typevoie"/></text:span><text:span text:style-name="T8"> </text:span><text:span text:style-name="T7"><text:user-field-get text:name="adresse_nomvoie"/></text:span></text:p>
              <text:p text:style-name="P9"><text:hidden-paragraph text:condition="ooow:adresse_compladr==&quot;&quot;" text:is-hidden="true"/><text:user-field-get text:name="adresse_compladr"/></text:p>
              <text:p text:style-name="P9"><text:hidden-paragraph text:condition="ooow:adresse_complideadr==&quot;&quot;" text:is-hidden="true"/><text:user-field-get text:name="adresse_complideadr"/></text:p>
              <text:p text:style-name="P10"><text:span text:style-name="T4"><text:user-field-get text:name="adresse_codepos"/></text:span><text:span text:style-name="T4"> </text:span><text:span text:style-name="T4"><text:user-field-get text:name="adresse_nomcom"/></text:span></text:p>
            </table:table-cell>
          </table:table-row>
        </table:table>
        <text:p text:style-name="P2"/>
        <text:p text:style-name="P11"/>
        <text:p text:style-name="P4"><text:user-field-get text:name="personne_qual"/>,</text:p>
        <text:p text:style-name="P4"/>
        <text:p text:style-name="P12"><text:span text:style-name="T3">Comme je vous l’indiquais dans mon courrier du </text:span><text:span text:style-name="T9"><text:user-field-get text:name="passagecommissionep_impressiondecision"/></text:span><text:span text:style-name="T9">, </text:span><text:span text:style-name="T2">votre dossier a été transmis à l’Equipe Pluridisciplinaire (EP) qui a examiné votre situation.</text:span> </text:p>
        <text:p text:style-name="P4"/>
        <text:p text:style-name="P19">Après avoir pris connaissance de son avis, il a été décidé de reporter l’examen de votre dossier afin d’avoir un complément d’information.</text:p>
        <text:p text:style-name="P18"/>
        <text:p text:style-name="P20"><text:span text:style-name="T1">Votre dossier repassera en commission le </text:span><text:user-field-get style:data-style-name="N79" text:name="commissionep_dateseance">samedi 30 décembre 1899</text:user-field-get> à <text:user-field-get text:name="commissionep_dateseance_time"/> à l'adresse suivante :</text:p>
        <text:p text:style-name="P16"><text:user-field-get text:name="commissionep_lieuseance"/></text:p>
        <text:p text:style-name="P5"><text:user-field-get text:name="commissionep_adresseseance"/> – <text:user-field-get text:name="commissionep_codepostalseance"/> <text:user-field-get text:name="commissionep_villeseance"/></text:p>
        <text:p text:style-name="P5"/>
        <text:p text:style-name="P4"/>
        <text:p text:style-name="P17"><text:span text:style-name="T1">Je reste à votre entière disposition pour tout renseignement complémentaire</text:span>.</text:p>
        <text:p text:style-name="P4"/>
        <text:p text:style-name="P18">Toutefois, si vous venez de conclure un Contrat d'Engagement Réciproque (CER) ou un Projet Personnalisé d'Accès à l'Emploi ( PPAE), votre situation est régularisée et vous ne devez pas tenir compte de ce courrier.</text:p>
        <text:p text:style-name="P4"/>
        <text:p text:style-name="P6">Je vous prie d’agréer, <text:user-field-get text:name="personne_qual"/>, l’expression de mes salutations distinguées.</text:p>
        <text:p text:style-name="P15"/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8T15:45:52.755000000</dc:date>
    <dc:creator>linda baitech</dc:creator>
    <meta:editing-duration>PT7H8M13S</meta:editing-duration>
    <meta:editing-cycles>105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7" meta:word-count="136" meta:character-count="888" meta:non-whitespace-character-count="745"/>
  </office:meta>
</office:document-meta>
</file>